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T</text:p>
          </table:table-cell>
          <table:table-cell office:value-type="string" calcext:value-type="string">
            <text:p>N2/EtOH</text:p>
          </table:table-cell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[K]</text:p>
          </table:table-cell>
          <table:table-cell office:value-type="string" calcext:value-type="string">
            <text:p>Graphit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4.6" calcext:value-type="float">
            <text:p>4,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pfer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office:value-type="string" calcext:value-type="string">
            <text:p>dazu theoretische T-Werte nach der linearisierten Form der Gleichung</text:p>
          </table:table-cell>
        </table:table-row>
        <table:table-row table:style-name="ro1">
          <table:table-cell/>
          <table:table-cell office:value-type="string" calcext:value-type="string">
            <text:p>Zink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raphit</text:p>
          </table:table-cell>
          <table:table-cell office:value-type="float" office:value="0.00512" calcext:value-type="float">
            <text:p>0,00512</text:p>
          </table:table-cell>
          <table:table-cell office:value-type="float" office:value="3.02287" calcext:value-type="float">
            <text:p>3,0228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u</text:p>
          </table:table-cell>
          <table:table-cell office:value-type="float" office:value="-0.17563" calcext:value-type="float">
            <text:p>-0,17563</text:p>
          </table:table-cell>
          <table:table-cell office:value-type="float" office:value="104.72748" calcext:value-type="float">
            <text:p>104,7274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-0.3042" calcext:value-type="float">
            <text:p>-0,3042</text:p>
          </table:table-cell>
          <table:table-cell office:value-type="float" office:value="149.2514" calcext:value-type="float">
            <text:p>149,2514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/Debye</text:p>
          </table:table-cell>
          <table:table-cell office:value-type="string" calcext:value-type="string">
            <text:p>D(x)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zugehöriges T</text:p>
          </table:table-cell>
          <table:table-cell office:value-type="string" calcext:value-type="string">
            <text:p>entsprechendes Debye</text:p>
          </table:table-cell>
          <table:table-cell office:value-type="string" calcext:value-type="string">
            <text:p>Mittelwert Deby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phit</text:p>
          </table:table-cell>
          <table:table-cell office:value-type="float" office:value="0.15" calcext:value-type="float">
            <text:p>0,15</text:p>
          </table:table-cell>
          <table:table-cell office:value-type="float" office:value="0.05962" calcext:value-type="float">
            <text:p>0,05962</text:p>
          </table:table-cell>
          <table:table-cell table:formula="of:=3*8.3144621*(4*[.E17]-(3*1/[.D17])/(EXP(1/[.D17])-1))" office:value-type="float" office:value="5.31281384019679" calcext:value-type="float">
            <text:p>5,3128138402</text:p>
          </table:table-cell>
          <table:table-cell table:formula="of:=([.F17]-[.I$9]+8.3144621)/[.H$9]" office:value-type="float" office:value="2071.17303519469" calcext:value-type="float">
            <text:p>2071,1730351947</text:p>
          </table:table-cell>
          <table:table-cell table:formula="of:=[.G17]/[.D17]" office:value-type="float" office:value="13807.8202346312" calcext:value-type="float">
            <text:p>13807,8202346312</text:p>
          </table:table-cell>
          <table:table-cell table:formula="of:=AVERAGE([.H17:.H20])" office:value-type="float" office:value="13802.6884397544" calcext:value-type="float">
            <text:p>13802,68843975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1176" calcext:value-type="float">
            <text:p>0,1176</text:p>
          </table:table-cell>
          <table:table-cell table:formula="of:=3*8.3144621*(4*[.E18]-(3*1/[.D18])/(EXP(1/[.D18])-1))" office:value-type="float" office:value="9.19525904271245" calcext:value-type="float">
            <text:p>9,1952590427</text:p>
          </table:table-cell>
          <table:table-cell table:formula="of:=([.F18]-[.I$9]+8.3144621)/[.H$9]" office:value-type="float" office:value="2829.46311381102" calcext:value-type="float">
            <text:p>2829,463113811</text:p>
          </table:table-cell>
          <table:table-cell table:formula="of:=[.G18]/[.D18]" office:value-type="float" office:value="14147.3155690551" calcext:value-type="float">
            <text:p>14147,31556905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18174" calcext:value-type="float">
            <text:p>0,18174</text:p>
          </table:table-cell>
          <table:table-cell table:formula="of:=3*8.3144621*(4*[.E19]-(3*1/[.D19])/(EXP(1/[.D19])-1))" office:value-type="float" office:value="12.5483111419449" calcext:value-type="float">
            <text:p>12,5483111419</text:p>
          </table:table-cell>
          <table:table-cell table:formula="of:=([.F19]-[.I$9]+8.3144621)/[.H$9]" office:value-type="float" office:value="3484.35610194236" calcext:value-type="float">
            <text:p>3484,3561019424</text:p>
          </table:table-cell>
          <table:table-cell table:formula="of:=[.G19]/[.D19]" office:value-type="float" office:value="13937.4244077695" calcext:value-type="float">
            <text:p>13937,42440776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" calcext:value-type="float">
            <text:p>0,3</text:p>
          </table:table-cell>
          <table:table-cell office:value-type="float" office:value="0.24448" calcext:value-type="float">
            <text:p>0,24448</text:p>
          </table:table-cell>
          <table:table-cell table:formula="of:=3*8.3144621*(4*[.E20]-(3*1/[.D20])/(EXP(1/[.D20])-1))" office:value-type="float" office:value="15.1651531890549" calcext:value-type="float">
            <text:p>15,1651531891</text:p>
          </table:table-cell>
          <table:table-cell table:formula="of:=([.F20]-[.I$9]+8.3144621)/[.H$9]" office:value-type="float" office:value="3995.45806426853" calcext:value-type="float">
            <text:p>3995,4580642685</text:p>
          </table:table-cell>
          <table:table-cell table:formula="of:=[.G20]/[.D20]" office:value-type="float" office:value="13318.1935475618" calcext:value-type="float">
            <text:p>13318,1935475618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</text:p>
          </table:table-cell>
          <table:table-cell office:value-type="float" office:value="0.4" calcext:value-type="float">
            <text:p>0,4</text:p>
          </table:table-cell>
          <table:table-cell office:value-type="float" office:value="0.35417" calcext:value-type="float">
            <text:p>0,35417</text:p>
          </table:table-cell>
          <table:table-cell table:formula="of:=3*8.3144621*(4*[.E23]-(3*1/[.D23])/(EXP(1/[.D23])-1))" office:value-type="float" office:value="18.6074874685403" calcext:value-type="float">
            <text:p>18,6074874685</text:p>
          </table:table-cell>
          <table:table-cell table:formula="of:=([.F23]-[.I$10]+8.3144621)/[.H$10]" office:value-type="float" office:value="443.008201511471" calcext:value-type="float">
            <text:p>443,0082015115</text:p>
          </table:table-cell>
          <table:table-cell table:formula="of:=[.G23]/[.D23]" office:value-type="float" office:value="1107.52050377868" calcext:value-type="float">
            <text:p>1107,5205037787</text:p>
          </table:table-cell>
          <table:table-cell table:formula="of:=AVERAGE([.H23:.H26])" office:value-type="float" office:value="819.907431494157" calcext:value-type="float">
            <text:p>819,90743149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44113" calcext:value-type="float">
            <text:p>0,44113</text:p>
          </table:table-cell>
          <table:table-cell table:formula="of:=3*8.3144621*(4*[.E24]-(3*1/[.D24])/(EXP(1/[.D24])-1))" office:value-type="float" office:value="20.5886238388542" calcext:value-type="float">
            <text:p>20,5886238389</text:p>
          </table:table-cell>
          <table:table-cell table:formula="of:=([.F24]-[.I$10]+8.3144621)/[.H$10]" office:value-type="float" office:value="431.728030866855" calcext:value-type="float">
            <text:p>431,7280308669</text:p>
          </table:table-cell>
          <table:table-cell table:formula="of:=[.G24]/[.D24]" office:value-type="float" office:value="863.456061733711" calcext:value-type="float">
            <text:p>863,45606173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.50957" calcext:value-type="float">
            <text:p>0,50957</text:p>
          </table:table-cell>
          <table:table-cell table:formula="of:=3*8.3144621*(4*[.E25]-(3*1/[.D25])/(EXP(1/[.D25])-1))" office:value-type="float" office:value="21.8004550152235" calcext:value-type="float">
            <text:p>21,8004550152</text:p>
          </table:table-cell>
          <table:table-cell table:formula="of:=([.F25]-[.I$10]+8.3144621)/[.H$10]" office:value-type="float" office:value="424.828120963255" calcext:value-type="float">
            <text:p>424,8281209633</text:p>
          </table:table-cell>
          <table:table-cell table:formula="of:=[.G25]/[.D25]" office:value-type="float" office:value="708.046868272092" calcext:value-type="float">
            <text:p>708,04686827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56395" calcext:value-type="float">
            <text:p>0,56395</text:p>
          </table:table-cell>
          <table:table-cell table:formula="of:=3*8.3144621*(4*[.E26]-(3*1/[.D26])/(EXP(1/[.D26])-1))" office:value-type="float" office:value="22.5738797316051" calcext:value-type="float">
            <text:p>22,5738797316</text:p>
          </table:table-cell>
          <table:table-cell table:formula="of:=([.F26]-[.I$10]+8.3144621)/[.H$10]" office:value-type="float" office:value="420.424404534504" calcext:value-type="float">
            <text:p>420,4244045345</text:p>
          </table:table-cell>
          <table:table-cell table:formula="of:=[.G26]/[.D26]" office:value-type="float" office:value="600.606292192148" calcext:value-type="float">
            <text:p>600,60629219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Zn</text:p>
          </table:table-cell>
          <table:table-cell office:value-type="float" office:value="0.4" calcext:value-type="float">
            <text:p>0,4</text:p>
          </table:table-cell>
          <table:table-cell office:value-type="float" office:value="0.35417" calcext:value-type="float">
            <text:p>0,35417</text:p>
          </table:table-cell>
          <table:table-cell table:formula="of:=3*8.3144621*(4*[.E28]-(3*1/[.D28])/(EXP(1/[.D28])-1))" office:value-type="float" office:value="18.6074874685403" calcext:value-type="float">
            <text:p>18,6074874685</text:p>
          </table:table-cell>
          <table:table-cell table:formula="of:=([.F28]-[.I$11]+8.3144621)/[.H$11]" office:value-type="float" office:value="402.134945534055" calcext:value-type="float">
            <text:p>402,1349455341</text:p>
          </table:table-cell>
          <table:table-cell table:formula="of:=[.G28]/[.D28]" office:value-type="float" office:value="1005.33736383514" calcext:value-type="float">
            <text:p>1005,3373638351</text:p>
          </table:table-cell>
          <table:table-cell table:formula="of:=AVERAGE([.H28:.H31])" office:value-type="float" office:value="751.291208174399" calcext:value-type="float">
            <text:p>751,29120817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44113" calcext:value-type="float">
            <text:p>0,44113</text:p>
          </table:table-cell>
          <table:table-cell table:formula="of:=3*8.3144621*(4*[.E29]-(3*1/[.D29])/(EXP(1/[.D29])-1))" office:value-type="float" office:value="20.5886238388542" calcext:value-type="float">
            <text:p>20,5886238389</text:p>
          </table:table-cell>
          <table:table-cell table:formula="of:=([.F29]-[.I$11]+8.3144621)/[.H$11]" office:value-type="float" office:value="395.622334191801" calcext:value-type="float">
            <text:p>395,6223341918</text:p>
          </table:table-cell>
          <table:table-cell table:formula="of:=[.G29]/[.D29]" office:value-type="float" office:value="791.244668383602" calcext:value-type="float">
            <text:p>791,24466838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.50957" calcext:value-type="float">
            <text:p>0,50957</text:p>
          </table:table-cell>
          <table:table-cell table:formula="of:=3*8.3144621*(4*[.E30]-(3*1/[.D30])/(EXP(1/[.D30])-1))" office:value-type="float" office:value="21.8004550152235" calcext:value-type="float">
            <text:p>21,8004550152</text:p>
          </table:table-cell>
          <table:table-cell table:formula="of:=([.F30]-[.I$11]+8.3144621)/[.H$11]" office:value-type="float" office:value="391.638668260278" calcext:value-type="float">
            <text:p>391,6386682603</text:p>
          </table:table-cell>
          <table:table-cell table:formula="of:=[.G30]/[.D30]" office:value-type="float" office:value="652.73111376713" calcext:value-type="float">
            <text:p>652,73111376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56395" calcext:value-type="float">
            <text:p>0,56395</text:p>
          </table:table-cell>
          <table:table-cell table:formula="of:=3*8.3144621*(4*[.E31]-(3*1/[.D31])/(EXP(1/[.D31])-1))" office:value-type="float" office:value="22.5738797316051" calcext:value-type="float">
            <text:p>22,5738797316</text:p>
          </table:table-cell>
          <table:table-cell table:formula="of:=([.F31]-[.I$11]+8.3144621)/[.H$11]" office:value-type="float" office:value="389.096180698208" calcext:value-type="float">
            <text:p>389,0961806982</text:p>
          </table:table-cell>
          <table:table-cell table:formula="of:=[.G31]/[.D31]" office:value-type="float" office:value="555.851686711726" calcext:value-type="float">
            <text:p>555,85168671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10:36:04.57185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8:17.720000000</meta:creation-date>
    <dc:date>2016-11-07T10:39:11.095361000</dc:date>
    <meta:editing-duration>PT37M25S</meta:editing-duration>
    <meta:editing-cycles>3</meta:editing-cycles>
    <meta:generator>LibreOffice/5.1.5.2$MacOSX_X86_64 LibreOffice_project/7a864d8825610a8c07cfc3bc01dd4fce6a9447e5</meta:generator>
    <meta:document-statistic meta:table-count="1" meta:cell-count="99" meta:object-count="0"/>
  </office:meta>
</office:document-meta>
</file>